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asler Camera Driver Selection for NI LabViEW</text:p>
      <text:p text:style-name="Standard"/>
      <text:list xml:id="list2847183784076411182" text:style-name="L1">
        <text:list-item>
          <text:p text:style-name="P1">Type device manager into the Windows search box and open the Device Manager</text:p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Z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ke Westwood</meta:initial-creator>
    <meta:creation-date>2024-11-12T16:38:55.76</meta:creation-date>
    <meta:document-statistic meta:table-count="0" meta:image-count="0" meta:object-count="0" meta:page-count="1" meta:paragraph-count="2" meta:word-count="21" meta:character-count="122"/>
    <dc:date>2024-11-19T09:52:58.09</dc:date>
    <dc:creator>Mike Westwood</dc:creator>
    <meta:editing-duration>P6DT16H58M51S</meta:editing-duration>
    <meta:editing-cycles>1</meta:editing-cycles>
    <meta:generator>OpenOffice/4.1.14$Win32 OpenOffice.org_project/4114m1$Build-9811</meta:generator>
  </office:meta>
</office:document-meta>
</file>